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exusSans" svg:font-family="NexusSans, Arial, Helvetica, 'Lucida Sans Unicode', 'Microsoft Sans Serif', 'Segoe UI Symbol', STIXGeneral, 'Cambria Math', 'Arial Unicode MS', sans-serif"/>
    <style:font-face style:name="Tahoma" svg:font-family="Tahoma, 'Trebuchet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LITERATURESURVEY" style:family="table">
      <style:table-properties style:width="18.203cm" fo:margin-left="0cm" table:align="left"/>
    </style:style>
    <style:style style:name="LITERATURESURVEY.A" style:family="table-column">
      <style:table-column-properties style:column-width="1.005cm"/>
    </style:style>
    <style:style style:name="LITERATURESURVEY.B" style:family="table-column">
      <style:table-column-properties style:column-width="6.085cm"/>
    </style:style>
    <style:style style:name="LITERATURESURVEY.C" style:family="table-column">
      <style:table-column-properties style:column-width="3.519cm"/>
    </style:style>
    <style:style style:name="LITERATURESURVEY.D" style:family="table-column">
      <style:table-column-properties style:column-width="2.381cm"/>
    </style:style>
    <style:style style:name="LITERATURESURVEY.E" style:family="table-column">
      <style:table-column-properties style:column-width="5.212cm"/>
    </style:style>
    <style:style style:name="LITERATURESURVEY.A1" style:family="table-cell">
      <style:table-cell-properties fo:padding="0cm" fo:border="none" style:writing-mode="page"/>
    </style:style>
    <style:style style:name="LITERATURESURVEY.2" style:family="table-row">
      <style:table-row-properties style:min-row-height="1.815cm"/>
    </style:style>
    <style:style style:name="LITERATURESURVEY.3" style:family="table-row">
      <style:table-row-properties style:min-row-height="1.693cm"/>
    </style:style>
    <style:style style:name="LITERATURESURVEY.4" style:family="table-row">
      <style:table-row-properties style:min-row-height="2.302cm"/>
    </style:style>
    <style:style style:name="P1" style:family="paragraph" style:parent-style-name="Table_20_Contents">
      <style:paragraph-properties fo:text-align="center" style:justify-single-word="false"/>
      <style:text-properties fo:font-weight="bold" officeooo:rsid="000d7234" officeooo:paragraph-rsid="000d7234" style:font-weight-asian="bold" style:font-weight-complex="bold"/>
    </style:style>
    <style:style style:name="P2" style:family="paragraph" style:parent-style-name="Table_20_Contents">
      <style:paragraph-properties fo:text-align="center" style:justify-single-word="false"/>
      <style:text-properties fo:font-weight="bold" officeooo:rsid="0011d938" officeooo:paragraph-rsid="0011d938" style:font-weight-asian="bold" style:font-weight-complex="bold"/>
    </style:style>
    <style:style style:name="P3" style:family="paragraph" style:parent-style-name="Table_20_Contents">
      <style:paragraph-properties fo:text-align="start" style:justify-single-word="false"/>
      <style:text-properties officeooo:rsid="000d7234" officeooo:paragraph-rsid="000d7234"/>
    </style:style>
    <style:style style:name="P4" style:family="paragraph" style:parent-style-name="Table_20_Contents">
      <style:text-properties officeooo:rsid="000d7234" officeooo:paragraph-rsid="000d7234"/>
    </style:style>
    <style:style style:name="P5" style:family="paragraph" style:parent-style-name="Table_20_Contents">
      <style:text-properties officeooo:paragraph-rsid="000e95b5"/>
    </style:style>
    <style:style style:name="P6" style:family="paragraph" style:parent-style-name="Table_20_Contents">
      <style:text-properties officeooo:paragraph-rsid="00109002"/>
    </style:style>
    <style:style style:name="P7" style:family="paragraph" style:parent-style-name="Table_20_Contents">
      <style:text-properties officeooo:rsid="0011d938" officeooo:paragraph-rsid="0011d938"/>
    </style:style>
    <style:style style:name="P8" style:family="paragraph" style:parent-style-name="Table_20_Contents">
      <style:text-properties officeooo:paragraph-rsid="0013f5ff"/>
    </style:style>
    <style:style style:name="P9" style:family="paragraph" style:parent-style-name="Table_20_Contents">
      <style:text-properties officeooo:rsid="001525ca" officeooo:paragraph-rsid="001525ca"/>
    </style:style>
    <style:style style:name="P10" style:family="paragraph" style:parent-style-name="Table_20_Contents">
      <style:text-properties officeooo:paragraph-rsid="000e95b5"/>
    </style:style>
    <style:style style:name="P11" style:family="paragraph" style:parent-style-name="Table_20_Contents">
      <style:text-properties officeooo:rsid="0016413b" officeooo:paragraph-rsid="0016413b"/>
    </style:style>
    <style:style style:name="P12" style:family="paragraph" style:parent-style-name="Table_20_Contents">
      <style:text-properties officeooo:rsid="0011d938"/>
    </style:style>
    <style:style style:name="P13" style:family="paragraph" style:parent-style-name="Table_20_Contents">
      <style:paragraph-properties fo:margin-left="0cm" fo:margin-right="0cm" fo:margin-top="0cm" fo:margin-bottom="0cm" loext:contextual-spacing="false" fo:orphans="2" fo:widows="2" fo:text-indent="0cm" style:auto-text-indent="false"/>
      <style:text-properties style:font-name="Liberation Serif" fo:font-size="12pt" style:font-size-asian="12pt" style:font-size-complex="12pt"/>
    </style:style>
    <style:style style:name="T1" style:family="text">
      <style:text-properties officeooo:rsid="000d7234"/>
    </style:style>
    <style:style style:name="T2" style:family="text">
      <style:text-properties officeooo:rsid="000e95b5"/>
    </style:style>
    <style:style style:name="T3" style:family="text">
      <style:text-properties officeooo:rsid="00109002"/>
    </style:style>
    <style:style style:name="T4" style:family="text">
      <style:text-properties officeooo:rsid="0013a401"/>
    </style:style>
    <style:style style:name="T5" style:family="text">
      <style:text-properties officeooo:rsid="0013f5ff"/>
    </style:style>
    <style:style style:name="T6" style:family="text">
      <style:text-properties officeooo:rsid="0016413b"/>
    </style:style>
    <style:style style:name="T7" style:family="text">
      <style:text-properties fo:font-variant="normal" fo:text-transform="none" fo:color="#2e2e2e" style:font-name="NexusSans" fo:font-size="15pt" fo:letter-spacing="normal" fo:font-style="normal" fo:font-weight="normal" loext:padding="0cm" loext:border="none"/>
    </style:style>
    <style:style style:name="T8" style:family="text">
      <style:text-properties fo:font-variant="normal" fo:text-transform="none" fo:color="#2e2e2e" fo:letter-spacing="normal"/>
    </style:style>
    <style:style style:name="T9" style:family="text">
      <style:text-properties fo:font-variant="normal" fo:text-transform="none" fo:color="#2e2e2e" fo:letter-spacing="normal" fo:font-style="normal" fo:font-weight="normal" loext:padding="0cm" loext:border="none"/>
    </style:style>
    <style:style style:name="T10" style:family="text">
      <style:text-properties fo:font-variant="normal" fo:text-transform="none" fo:color="#2e2e2e" fo:font-size="15pt" fo:letter-spacing="normal" fo:font-style="normal" fo:font-weight="normal" loext:padding="0cm" loext: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LITERATURESURVEY" table:style-name="LITERATURESURVEY">
        <table:table-column table:style-name="LITERATURESURVEY.A"/>
        <table:table-column table:style-name="LITERATURESURVEY.B"/>
        <table:table-column table:style-name="LITERATURESURVEY.C"/>
        <table:table-column table:style-name="LITERATURESURVEY.D"/>
        <table:table-column table:style-name="LITERATURESURVEY.E"/>
        <table:table-row table:style-name="TableLine93993326127344">
          <table:table-cell table:style-name="LITERATURESURVEY.A1" office:value-type="string">
            <text:p text:style-name="P1">S.NO</text:p>
          </table:table-cell>
          <table:table-cell table:style-name="LITERATURESURVEY.A1" office:value-type="string">
            <text:p text:style-name="P1">PAPER</text:p>
          </table:table-cell>
          <table:table-cell table:style-name="LITERATURESURVEY.A1" office:value-type="string">
            <text:p text:style-name="P1">AUTHOR</text:p>
          </table:table-cell>
          <table:table-cell table:style-name="LITERATURESURVEY.A1" office:value-type="string">
            <text:p text:style-name="P1">YEAR</text:p>
          </table:table-cell>
          <table:table-cell table:style-name="LITERATURESURVEY.A1" office:value-type="string">
            <text:p text:style-name="P2">DESCRIPTION</text:p>
          </table:table-cell>
        </table:table-row>
        <table:table-row table:style-name="LITERATURESURVEY.2">
          <table:table-cell table:style-name="LITERATURESURVEY.A1" office:value-type="string">
            <text:p text:style-name="P3">1</text:p>
          </table:table-cell>
          <table:table-cell table:style-name="LITERATURESURVEY.A1" office:value-type="string">
            <text:p text:style-name="Table_20_Contents">Mobile Geo-Fencing Triggers for Alerting Entries Into COVID-19 Containment Zones Using IoT -</text:p>
            <text:p text:style-name="P9">An android application for alerting</text:p>
          </table:table-cell>
          <table:table-cell table:style-name="LITERATURESURVEY.A1" office:value-type="string">
            <text:p text:style-name="Table_20_Contents">M. V. Ramana Rao</text:p>
          </table:table-cell>
          <table:table-cell table:style-name="LITERATURESURVEY.A1" office:value-type="string">
            <text:p text:style-name="Table_20_Contents"/>
            <text:p text:style-name="P9">2021</text:p>
          </table:table-cell>
          <table:table-cell table:style-name="LITERATURESURVEY.A1" office:value-type="string">
            <text:p text:style-name="Table_20_Contents">Informing the public about the containment zone when they are in travel and also sends an alert to the police when a person enters the containment zone without permission using the containment zone alert system</text:p>
          </table:table-cell>
        </table:table-row>
        <table:table-row table:style-name="LITERATURESURVEY.3">
          <table:table-cell table:style-name="LITERATURESURVEY.A1" office:value-type="string">
            <text:p text:style-name="P4">2</text:p>
          </table:table-cell>
          <table:table-cell table:style-name="LITERATURESURVEY.A1" office:value-type="string">
            <text:p text:style-name="P5">Development of An Android Application for Viewing Covid‑19</text:p>
            <text:p text:style-name="P5">Containment Zones and Monitoring Violators Who are Trespassing</text:p>
            <text:p text:style-name="P5">into It Using Firebase and Geofencing</text:p>
          </table:table-cell>
          <table:table-cell table:style-name="LITERATURESURVEY.A1" office:value-type="string">
            <text:p text:style-name="Table_20_Contents">Ranajoy Mallik</text:p>
          </table:table-cell>
          <table:table-cell table:style-name="LITERATURESURVEY.A1" office:value-type="string">
            <text:p text:style-name="P11">2020</text:p>
            <text:p text:style-name="P7"/>
            <text:p text:style-name="Table_20_Contents"/>
          </table:table-cell>
          <table:table-cell table:style-name="LITERATURESURVEY.A1" office:value-type="string">
            <text:p text:style-name="Table_20_Contents">With its alarming surge of afected cases throughout the world, lockdown, and awareness (social distancing, use of masks etc.) among people are found to be the only means for restricting the community transmission</text:p>
          </table:table-cell>
        </table:table-row>
        <table:table-row table:style-name="LITERATURESURVEY.4">
          <table:table-cell table:style-name="LITERATURESURVEY.A1" office:value-type="string">
            <text:p text:style-name="P4">3</text:p>
          </table:table-cell>
          <table:table-cell table:style-name="LITERATURESURVEY.A1" office:value-type="string">
            <text:p text:style-name="P5">Applications of digital technology in COVID-19 pandemic planning and response</text:p>
          </table:table-cell>
          <table:table-cell table:style-name="LITERATURESURVEY.A1" office:value-type="string">
            <text:p text:style-name="P13"><text:span text:style-name="T9">Sera Whitelaw BSc</text:span></text:p>
          </table:table-cell>
          <table:table-cell table:style-name="LITERATURESURVEY.A1" office:value-type="string">
            <text:p text:style-name="Table_20_Contents"/>
            <text:p text:style-name="Table_20_Contents"/>
            <text:p text:style-name="P7">202<text:span text:style-name="T6">0</text:span></text:p>
          </table:table-cell>
          <table:table-cell table:style-name="LITERATURESURVEY.A1" office:value-type="string">
            <text:p text:style-name="Table_20_Contents">Countries that have maintained low COVID-19 per-capita mortality rates appear to share strategies that include early surveillance, testing, contact tracing, and strict quarantine.</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exusSans" svg:font-family="NexusSans, Arial, Helvetica, 'Lucida Sans Unicode', 'Microsoft Sans Serif', 'Segoe UI Symbol', STIXGeneral, 'Cambria Math', 'Arial Unicode MS', sans-serif"/>
    <style:font-face style:name="Tahoma" svg:font-family="Tahoma, 'Trebuchet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3T21:40:42.816414321</meta:creation-date>
    <dc:date>2022-09-15T15:22:50.345901444</dc:date>
    <meta:editing-duration>PT6M38S</meta:editing-duration>
    <meta:editing-cycles>2</meta:editing-cycles>
    <meta:generator>LibreOffice/6.4.7.2$Linux_X86_64 LibreOffice_project/40$Build-2</meta:generator>
    <meta:document-statistic meta:table-count="1" meta:image-count="0" meta:object-count="0" meta:page-count="1" meta:paragraph-count="23" meta:word-count="161" meta:character-count="1054" meta:non-whitespace-character-count="916"/>
  </office:meta>
</office:document-meta>
</file>